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35cm" fo:min-width="5.3cm"/>
    </style:style>
    <style:style style:name="co1" style:family="table-column">
      <style:table-column-properties style:column-width="2.819cm" style:use-optimal-column-width="false"/>
    </style:style>
    <style:style style:name="co2" style:family="table-column">
      <style:table-column-properties style:column-width="2.823cm" style:use-optimal-column-width="false"/>
    </style:style>
    <style:style style:name="co3" style:family="table-column">
      <style:table-column-properties style:column-width="1.566cm" style:use-optimal-column-width="false"/>
    </style:style>
    <style:style style:name="co4" style:family="table-column">
      <style:table-column-properties style:column-width="1.571cm" style:use-optimal-column-width="false"/>
    </style:style>
    <style:style style:name="co5" style:family="table-column">
      <style:table-column-properties style:column-width="1.842cm" style:use-optimal-column-width="false"/>
    </style:style>
    <style:style style:name="co6" style:family="table-column">
      <style:table-column-properties style:column-width="1.863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cm"/>
    </style:style>
    <style:style style:name="ro3" style:family="table-row">
      <style:table-row-properties style:row-height="2.002cm"/>
    </style:style>
    <style:style style:name="ce1" style:family="table-cell">
      <style:paragraph-properties fo:text-align="center"/>
      <style:text-properties fo:font-size="44pt" style:font-size-asian="44pt" style:font-size-complex="44pt"/>
    </style:style>
    <style:style style:name="ce2" style:family="table-cell">
      <style:paragraph-properties fo:text-align="center" fo:border-left="none" fo:border-right="0.03pt solid #ffffff" fo:border-top="0.03pt solid #ffffff" fo:border-bottom="0.03pt solid #ffffff"/>
      <style:text-properties fo:font-size="44pt" style:font-size-asian="44pt" style:font-size-complex="44pt"/>
    </style:style>
    <style:style style:name="ce3" style:family="table-cell">
      <style:paragraph-properties fo:text-align="center"/>
      <style:text-properties fo:font-size="40pt" style:font-size-asian="40pt" style:font-size-complex="40pt"/>
    </style:style>
    <style:style style:name="P1" style:family="paragraph">
      <style:paragraph-properties fo:text-align="center"/>
      <style:text-properties fo:font-size="44pt" style:font-size-asian="44pt" style:font-size-complex="44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4.098cm" svg:height="3.997cm" svg:x="3.451cm" svg:y="2.00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k</text:p>
              </table:table-cell>
              <table:table-cell table:style-name="ce2">
                <text:p text:style-name="P1">i</text:p>
              </table:table-cell>
              <table:table-cell>
                <text:p text:style-name="P1">t</text:p>
              </table:table-cell>
              <table:table-cell>
                <text:p text:style-name="P1">t</text:p>
              </table:table-cell>
              <table:table-cell>
                <text:p text:style-name="P1">y</text:p>
              </table:table-cell>
            </table:table-row>
            <table:table-row table:style-name="ro1" table:default-cell-style-name="ce1">
              <table:table-cell>
                <text:p text:style-name="P1">0</text:p>
              </table:table-cell>
              <table:table-cell table:style-name="ce2">
                <text:p text:style-name="P1">1</text:p>
              </table:table-cell>
              <table:table-cell>
                <text:p text:style-name="P1">2</text:p>
              </table:table-cell>
              <table:table-cell>
                <text:p text:style-name="P1">3</text:p>
              </table:table-cell>
              <table:table-cell>
                <text:p text:style-name="P1">4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2" draw:style-name="dp1" draw:master-page-name="Default">
        <draw:frame draw:style-name="standard" draw:layer="layout" svg:width="14.098cm" svg:height="3.997cm" svg:x="3.452cm" svg:y="2.00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k</text:p>
              </table:table-cell>
              <table:table-cell table:style-name="ce2">
                <text:p text:style-name="P1">i</text:p>
              </table:table-cell>
              <table:table-cell>
                <text:p text:style-name="P1">t</text:p>
              </table:table-cell>
              <table:table-cell>
                <text:p text:style-name="P1">t</text:p>
              </table:table-cell>
              <table:table-cell>
                <text:p text:style-name="P1">y</text:p>
              </table:table-cell>
            </table:table-row>
            <table:table-row table:style-name="ro1" table:default-cell-style-name="ce1">
              <table:table-cell>
                <text:p text:style-name="P1">0</text:p>
              </table:table-cell>
              <table:table-cell table:style-name="ce2">
                <text:p text:style-name="P1">1</text:p>
              </table:table-cell>
              <table:table-cell>
                <text:p text:style-name="P1">2</text:p>
              </table:table-cell>
              <table:table-cell>
                <text:p text:style-name="P1">3</text:p>
              </table:table-cell>
              <table:table-cell>
                <text:p text:style-name="P1">4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1" draw:text-style-name="P2" draw:layer="controls" svg:width="5.8cm" svg:height="4.6cm" svg:x="9.1cm" svg:y="1.7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frame draw:style-name="standard" draw:layer="layout" svg:width="14.098cm" svg:height="3.998cm" svg:x="3.451cm" svg:y="2.001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3">
              <table:table-cell>
                <text:p text:style-name="P3">k</text:p>
              </table:table-cell>
              <table:table-cell>
                <text:p text:style-name="P3">i</text:p>
              </table:table-cell>
              <table:table-cell>
                <text:p text:style-name="P3">t</text:p>
              </table:table-cell>
              <table:table-cell>
                <text:p text:style-name="P3">t</text:p>
              </table:table-cell>
              <table:table-cell>
                <text:p text:style-name="P3">y</text:p>
              </table:table-cell>
              <table:table-cell/>
              <table:table-cell>
                <text:p text:style-name="P3">k</text:p>
              </table:table-cell>
              <table:table-cell>
                <text:p text:style-name="P3">a</text:p>
              </table:table-cell>
              <table:table-cell>
                <text:p text:style-name="P3">t</text:p>
              </table:table-cell>
            </table:table-row>
            <table:table-row table:style-name="ro2" table:default-cell-style-name="ce3"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3</text:p>
              </table:table-cell>
              <table:table-cell>
                <text:p text:style-name="P3">4</text:p>
              </table:table-cell>
              <table:table-cell>
                <text:p text:style-name="P3">5</text:p>
              </table:table-cell>
              <table:table-cell>
                <text:p text:style-name="P3">6</text:p>
              </table:table-cell>
              <table:table-cell>
                <text:p text:style-name="P3">7</text:p>
              </table:table-cell>
              <table:table-cell>
                <text:p text:style-name="P3">8</text:p>
              </table:table-cell>
            </table:table-row>
          </table:table>
          <draw:image xlink:href="Pictures/TablePreview3.svm" xlink:type="simple" xlink:show="embed" xlink:actuate="onLoad"/>
        </draw:frame>
      </draw:page>
      <draw:page draw:name="page4" draw:style-name="dp1" draw:master-page-name="Default">
        <draw:frame draw:style-name="standard" draw:layer="controls" svg:width="16.598cm" svg:height="4cm" svg:x="2.201cm" svg:y="2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1" table:default-cell-style-name="ce3">
              <table:table-cell>
                <text:p text:style-name="P3">k</text:p>
              </table:table-cell>
              <table:table-cell>
                <text:p text:style-name="P3">i</text:p>
              </table:table-cell>
              <table:table-cell>
                <text:p text:style-name="P3">t</text:p>
              </table:table-cell>
              <table:table-cell>
                <text:p text:style-name="P3">t</text:p>
              </table:table-cell>
              <table:table-cell>
                <text:p text:style-name="P3">y</text:p>
              </table:table-cell>
              <table:table-cell/>
              <table:table-cell>
                <text:p text:style-name="P3">k</text:p>
              </table:table-cell>
              <table:table-cell>
                <text:p text:style-name="P3">a</text:p>
              </table:table-cell>
              <table:table-cell>
                <text:p text:style-name="P3">t</text:p>
              </table:table-cell>
            </table:table-row>
            <table:table-row table:style-name="ro3" table:default-cell-style-name="ce3">
              <table:table-cell>
                <text:p text:style-name="P3">-9</text:p>
              </table:table-cell>
              <table:table-cell>
                <text:p text:style-name="P3">-8</text:p>
              </table:table-cell>
              <table:table-cell>
                <text:p text:style-name="P3">-7</text:p>
              </table:table-cell>
              <table:table-cell>
                <text:p text:style-name="P3">-6</text:p>
              </table:table-cell>
              <table:table-cell>
                <text:p text:style-name="P3">-5</text:p>
              </table:table-cell>
              <table:table-cell>
                <text:p text:style-name="P3">-4</text:p>
              </table:table-cell>
              <table:table-cell>
                <text:p text:style-name="P3">-3</text:p>
              </table:table-cell>
              <table:table-cell>
                <text:p text:style-name="P3">-2</text:p>
              </table:table-cell>
              <table:table-cell>
                <text:p text:style-name="P3">-1</text:p>
              </table:table-cell>
            </table:table-row>
          </table:table>
          <draw:image xlink:href="Pictures/TablePreview4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2cm" svg:stroke-color="#3465a4" draw:marker-start-width="0.5cm" draw:marker-start-center="false" draw:marker-end-width="0.5cm" draw:marker-end-center="false" draw:fill="none" draw:fill-color="#729fcf" draw:opacity="2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2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8T19:58:36.715799593</meta:creation-date>
    <dc:date>2017-11-18T23:15:30.689484503</dc:date>
    <meta:editing-duration>PT1H25M3S</meta:editing-duration>
    <meta:editing-cycles>1</meta:editing-cycles>
    <meta:document-statistic meta:object-count="5"/>
    <meta:generator>LibreOffice/5.1.6.2$Linux_X86_64 LibreOffice_project/10m0$Build-2</meta:generator>
  </office:meta>
</office:document-meta>
</file>